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dale Mono" svg:font-family="'Andale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Text_20_body">
      <style:text-properties style:font-name="DejaVu Sans Mono"/>
    </style:style>
    <style:style style:name="P3" style:family="paragraph" style:parent-style-name="Text_20_body">
      <style:text-properties style:font-name="DejaVu Sans Mono" fo:font-style="normal" style:font-style-asian="normal" style:font-style-complex="normal"/>
    </style:style>
    <style:style style:name="P4" style:family="paragraph" style:parent-style-name="Text_20_body">
      <style:text-properties style:font-name="Times New Roman"/>
    </style:style>
    <style:style style:name="P5" style:family="paragraph" style:parent-style-name="Text_20_body">
      <style:paragraph-properties fo:text-align="justify" style:justify-single-word="false"/>
    </style:style>
    <style:style style:name="P6" style:family="paragraph" style:parent-style-name="Text_20_body_20_indent">
      <style:text-properties fo:font-style="italic" style:font-style-asian="italic" style:font-style-complex="italic"/>
    </style:style>
    <style:style style:name="P7" style:family="paragraph" style:parent-style-name="Standard">
      <style:paragraph-properties fo:margin-left="0in" fo:margin-right="0in" fo:text-indent="0in" style:auto-text-indent="false"/>
      <style:text-properties fo:font-style="italic" style:font-style-asian="italic" style:font-style-complex="italic"/>
    </style:style>
    <style:style style:name="P8" style:family="paragraph" style:parent-style-name="Standard">
      <style:text-properties style:font-name="DejaVu Sans Mono"/>
    </style:style>
    <style:style style:name="P9" style:family="paragraph" style:parent-style-name="Text_20_body">
      <style:paragraph-properties fo:text-align="justify" style:justify-single-word="false"/>
      <style:text-properties style:font-name="Times New Roman"/>
    </style:style>
    <style:style style:name="P10" style:family="paragraph" style:parent-style-name="Heading_20_1">
      <style:paragraph-properties fo:text-align="center" style:justify-single-word="false"/>
      <style:text-properties fo:font-size="24pt" fo:font-weight="normal" style:font-size-asian="24pt" style:font-weight-asian="normal" style:font-size-complex="24pt" style:font-weight-complex="normal"/>
    </style:style>
    <style:style style:name="P11" style:family="paragraph" style:parent-style-name="Text_20_body_20_indent">
      <style:text-properties fo:font-style="italic" style:font-style-asian="italic" style:font-style-complex="italic"/>
    </style:style>
    <style:style style:name="P12" style:family="paragraph" style:parent-style-name="Text_20_body_20_indent">
      <style:paragraph-properties fo:margin-left="0in" fo:margin-right="0in" fo:text-indent="0in" style:auto-text-indent="false"/>
      <style:text-properties fo:font-style="normal" style:text-underline-style="none" style:font-style-asian="normal" style:font-style-complex="normal"/>
    </style:style>
    <style:style style:name="T1" style:family="text">
      <style:text-properties style:font-name="DejaVu Sans Mono"/>
    </style:style>
    <style:style style:name="T2" style:family="text">
      <style:text-properties style:font-name="DejaVu Sans Mono" fo:font-size="11pt" style:font-size-asian="11pt" style:font-size-complex="11pt"/>
    </style:style>
    <style:style style:name="T3" style:family="text">
      <style:text-properties style:font-name="DejaVu Sans Mono" fo:font-style="normal" style:font-style-asian="normal" style:font-style-complex="normal"/>
    </style:style>
    <style:style style:name="T4" style:family="text">
      <style:text-properties style:font-name="Andale Mono"/>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style:font-name="DejaVu Sans Mono"/>
    </style:style>
    <style:style style:name="T16" style:family="text">
      <style:text-properties style:font-name="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ython Burst Search Documentation</text:h>
      <text:h text:style-name="Heading_20_1" text:outline-level="1">Loading data</text:h>
      <text:p text:style-name="Standard">To load a file uncomment the proper line for the data file in <text:span text:style-name="T1">burst.py</text:span> and run in ipython (run it as <text:span text:style-name="T1">ipython -pylab</text:span>): </text:p>
      <text:p text:style-name="Standard"/>
      <text:p text:style-name="P1"><text:tab/>run -i burst </text:p>
      <text:p text:style-name="Standard"/>
      <text:p text:style-name="Standard">in the object <text:span text:style-name="T1">d</text:span> there are all the data: photon arrival times, bursts data, search parameters. </text:p>
      <text:p text:style-name="Standard"/>
      <text:p text:style-name="P6"><text:span text:style-name="T10">NOTE:</text:span> Check that in <text:span text:style-name="T1">burst.py</text:span> the last line “run -i only_burst” is uncommented otherwise only the timestamps are loaded and no burst search is performed.</text:p>
      <text:p text:style-name="P12">As noted, the last command of <text:span text:style-name="T1">burst.py</text:span> run a second script, <text:span text:style-name="T16">ony_burst.py</text:span>; that performs the burst search. To perform a new burst search on the loaded data changing <text:span text:style-name="T13">L </text:span>or <text:span text:style-name="T13">m</text:span> value, assign the new value to <text:span text:style-name="T13">L</text:span> or <text:span text:style-name="T13">m</text:span> and relaunch <text:span text:style-name="T1">only_burst.py</text:span>:</text:p>
      <text:p text:style-name="P1"><text:tab/>run -i only_burst.py </text:p>
      <text:p text:style-name="P7"/>
      <text:h text:style-name="Heading_20_1" text:outline-level="1">Plotting</text:h>
      <text:p text:style-name="Text_20_body">After having loaded a data file type, to plot a fret histogram just type:</text:p>
      <text:p text:style-name="P2"><text:tab/>plot_mburstm(d, hist_fret)</text:p>
      <text:p text:style-name="P4">to plot other plots simply replace <text:span text:style-name="T1">hist_fret</text:span> with the function name of the plot you want to make (for example <text:span text:style-name="T1">hist_bleaching</text:span>). All the plot functions start with hist_ if they are histograms or with scatter_ if they are scatter plots. To plot the timetrace put <text:span text:style-name="T4">timetrace</text:span>. The full list of plot functions can be found in <text:span text:style-name="T1">burst_plot.py</text:span>.</text:p>
      <text:p text:style-name="P4">There is also the twin function <text:s/><text:span text:style-name="T1">plot_mburstm_share</text:span> that by default share the axis between the plots. So changing the zoom in one plot will also change the other 3 in the figure. This function also allow to plot the timetraces with the interactive buttons for scrolling.</text:p>
      <text:p text:style-name="P6"><text:span text:style-name="T10">TIP:</text:span> Using ipython auto-completion feature is possible to complete a name just hitting Tab key. If more than one competition is possible hit Tab twice to see the list of <text:s/>matching names. So if you want for example to do an histogram plot type <text:span text:style-name="T1">hist_</text:span><text:span text:style-name="T5"> and TAB TAB will show the list of histogram plotting already defined. The same for a scatter plot, type </text:span><text:span text:style-name="T1">scatter_</text:span><text:span text:style-name="T5"> TAB TAB to see the list of scatter plots.</text:span></text:p>
      <text:h text:style-name="Heading_20_1" text:outline-level="1">Adding new plot types</text:h>
      <text:p text:style-name="Text_20_body">Define a new function in <text:span text:style-name="T1">burst_plot.py</text:span> similar to other plot functions like <text:span text:style-name="T1">hist_fret()</text:span><text:span text:style-name="T5">.</text:span></text:p>
      <text:h text:style-name="Heading_20_1" text:outline-level="1">Burst selection</text:h>
      <text:p text:style-name="Text_20_body">Once you have performed the burst search you have in <text:span text:style-name="T1">d</text:span> all the information. At this point the burst list can be reduced/filtered according to different criteria. The criteria for burst selection are defined in <text:soft-page-break/>functions starting with <text:span text:style-name="T1">select_</text:span> (hit TAB TAB to see to full list of select function).</text:p>
      <text:h text:style-name="Heading_20_1" text:outline-level="1">Ipython tips</text:h>
      <text:p text:style-name="Text_20_body">Ipython is a quite evoluted python shell. Here I collect few hints that are a MUST for smooth operation.</text:p>
      <text:h text:style-name="Heading_20_3" text:outline-level="3">Auto completion</text:h>
      <text:p text:style-name="Text_20_body">All the variable names, function names, file names in folder can be auto-complete by <text:span text:style-name="T2">ipython</text:span>. Just type the first characters and hit TAB key , the word will be completed automatically. If more words match the completion hitting TAB twice will show all the alternatives. Play with it. Using this feature will speedup your work 10 times. </text:p>
      <text:p text:style-name="Text_20_body">For example to see all the histogram plot function already defined in <text:span text:style-name="T2">burstplot.py</text:span>, after loading a file, type hist_TAB TAB and a list will shows-up.</text:p>
      <text:h text:style-name="Heading_20_3" text:outline-level="3">Integrated help</text:h>
      <text:p text:style-name="Text_20_body">Every function in python can be documented putting <text:s/>a comment just after the function definition. To see this documentation just type the function name and a question mark. This will show not only the documentation comment but also the parameters required by the function and the path of the file in wich the function is defined.</text:p>
      <text:h text:style-name="Heading_20_3" text:outline-level="3">Saving RAM</text:h>
      <text:p text:style-name="P4"><text:span text:style-name="T8">Working with big files can easily fill-up the RAM and this results in a much slower operation. To save RAM launch ipython without the cache function adding </text:span><text:span text:style-name="T3">-cahe=0</text:span><text:span text:style-name="T8"> </text:span><text:span text:style-name="T6">to the parameters like in this example:</text:span></text:p>
      <text:p text:style-name="P3"><text:tab/>ipython -pylab -cache=0</text:p>
      <text:h text:style-name="Heading_20_1" text:outline-level="1">Burst search core functions</text:h>
      <text:p text:style-name="P6">This part documents the core functions that implement the burst search. These functions are not meant to be called by the user directly as high-level functions a re provided in order to process multiple channels and set the burst search parameters adaptively based on the background level.</text:p>
      <text:p text:style-name="P5">However for testing different implementations (for example FPGA) is useful to call them directly. The main function for single channel burst search is <text:span text:style-name="T1">ba()</text:span><text:span text:style-name="T5">. This is the burst search routine called by the higher level functions. </text:span><text:span text:style-name="T1">ba()</text:span><text:span text:style-name="T5"> takes an array of timestamps and the 3 parameters </text:span><text:span text:style-name="T7">L</text:span><text:span text:style-name="T5">, </text:span><text:span text:style-name="T7">m</text:span><text:span text:style-name="T5"> and </text:span><text:span text:style-name="T7">T</text:span><text:span text:style-name="T5"> and returns the burst information. The returned data is an Nx4 array in which each row represent a burst and the four columns are respectively: burst start time (in clock units), burst width (in clock units), burst size (number of photons), index of the first burst photon in the input array.</text:span></text:p>
      <text:p text:style-name="P5"><text:span text:style-name="T5">There are a few alternative but equivalent implementations. </text:span><text:span text:style-name="T1">ba_pure()</text:span><text:span text:style-name="T5"> is the “reference” implementation since is only the bursts search algorithm spelled in the simplest and most readable way. Although being extremely clear, this implementation is slow. The second alternative version is </text:span><text:span text:style-name="T1">ba_pure_o()</text:span><text:span text:style-name="T5"> that adds a few optimization to dramatically speed up the computation (10x gain). In contrast to those alternative implementations the </text:span><text:span text:style-name="T1">ba()</text:span><text:span text:style-name="T5"> function calls by default the super-fast C++ burst search implementation (10x faster than </text:span><text:span text:style-name="T1">ba_pure_o()</text:span><text:span text:style-name="T5">) and does some informative printing.</text:span></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dale Mono" svg:font-family="'Andale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eta:initial-creator>
    <meta:creation-date>2011-07-06T14:27:15</meta:creation-date>
    <dc:date>2012-05-17T23:18:37</dc:date>
    <dc:creator>Antonio </dc:creator>
    <meta:editing-duration>P1DT9H48M11S</meta:editing-duration>
    <meta:editing-cycles>16</meta:editing-cycles>
    <meta:generator>LibreOffice/3.4$Unix LibreOffice_project/340m1$Build-402</meta:generator>
    <meta:document-statistic meta:table-count="0" meta:image-count="0" meta:object-count="0" meta:page-count="3" meta:paragraph-count="32" meta:word-count="819" meta:character-count="4891" meta:non-whitespace-character-count="4092"/>
  </office:meta>
</office:document-meta>
</file>